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5" table:table="0">
          <office:change-info>
            <dc:creator>Bob Jacobsen</dc:creator>
            <dc:date>2010-08-11T04:00:05</dc:date>
          </office:change-info>
          <table:dependencies>
            <table:dependence table:id="ct111"/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14" table:table="0">
          <office:change-info>
            <dc:creator>Bob Jacobsen</dc:creator>
            <dc:date>2010-08-11T04:00:07</dc:date>
          </office:change-info>
          <table:dependencies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13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28" table:start-table="0" table:end-column="1024" table:end-row="27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119"/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26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30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24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24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32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9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30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32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9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30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24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32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135"/>
            <table:dependence table:id="ct134"/>
            <table:dependence table:id="ct133"/>
            <table:dependence table:id="ct113"/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9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24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24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32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0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2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2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13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13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14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4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3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4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3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14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13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15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15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5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15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20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17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16" table:table="0">
          <office:change-info>
            <dc:creator>Bob Jacobsen</dc:creator>
            <dc:date>2012-09-28T05:24:41</dc:date>
          </office:change-info>
          <table:dependencies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16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16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14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15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16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19" table:table="0">
          <office:change-info>
            <dc:creator>Bob Jacobsen</dc:creator>
            <dc:date>2012-09-30T21:14:09</dc:date>
          </office:change-info>
          <table:dependencies>
            <table:dependence table:id="ct110"/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18" table:table="0">
          <office:change-info>
            <dc:creator>Bob Jacobsen</dc:creator>
            <dc:date>2012-09-30T21:14:11</dc:date>
          </office:change-info>
          <table:dependencies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8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2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15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16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26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26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26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26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26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22" table:table="0">
          <office:change-info>
            <dc:creator>Bob Jacobsen</dc:creator>
            <dc:date>2012-11-19T03:32:41</dc:date>
          </office:change-info>
          <table:dependencies>
            <table:dependence table:id="ct112"/>
            <table:dependence table:id="ct109"/>
            <table:dependence table:id="ct97"/>
          </table:dependencies>
        </table:insertion>
        <table:insertion table:id="ct96" table:type="row" table:position="21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22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19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19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19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19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1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1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1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1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1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15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16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cell-content-change table:id="ct109">
          <table:cell-address table:column="0" table:row="22" table:table="0"/>
          <office:change-info>
            <dc:creator>Bob Jacobsen</dc:creator>
            <dc:date>2012-11-19T16:54:40</dc:date>
          </office:change-info>
          <table:previous table:id="ct97">
            <table:change-track-table-cell office:value-type="string">
              <text:p>Events below here are well-knonw in the sense that they have a specific definition, but are note part of the well-known block that is handled automatically</text:p>
            </table:change-track-table-cell>
          </table:previous>
        </table:cell-content-change>
        <table:cell-content-change table:id="ct110">
          <table:cell-address table:column="3" table:row="19" table:table="0"/>
          <office:change-info>
            <dc:creator>Bob Jacobsen</dc:creator>
            <dc:date>2012-11-19T16:54:51</dc:date>
          </office:change-info>
          <table:previous table:id="ct101">
            <table:change-track-table-cell office:value-type="string">
              <text:p>Reserved for train control back-end protocols, e.g. to command stations from proxies</text:p>
            </table:change-track-table-cell>
          </table:previous>
        </table:cell-content-change>
        <table:cell-content-change table:id="ct111">
          <table:cell-address table:column="3" table:row="15" table:table="0"/>
          <office:change-info>
            <dc:creator>Bob Jacobsen</dc:creator>
            <dc:date>2012-11-19T16:54:58</dc:date>
          </office:change-info>
          <table:previous table:id="ct107">
            <table:change-track-table-cell office:value-type="string">
              <text:p>This node is an idle DCC-capable Train Proxy (not dedicated to any physical train)</text:p>
            </table:change-track-table-cell>
          </table:previous>
        </table:cell-content-change>
        <table:cell-content-change table:id="ct112">
          <table:cell-address table:column="0" table:row="22" table:table="0"/>
          <office:change-info>
            <dc:creator>Bob Jacobsen</dc:creator>
            <dc:date>2012-11-19T16:55:29</dc:date>
          </office:change-info>
          <table:previous table:id="ct109">
            <table:change-track-table-cell office:value-type="string">
              <text:p>Events below here are well-known in the sense that they have a specific definition, but are not part of the well-known block handled automatically</text:p>
            </table:change-track-table-cell>
          </table:previous>
        </table:cell-content-change>
        <table:movement table:id="ct113">
          <table:source-range-address table:start-column="0" table:start-row="21" table:start-table="0" table:end-column="1023" table:end-row="20" table:end-table="0"/>
          <table:target-range-address table:start-column="0" table:start-row="24" table:start-table="0" table:end-column="1023" table:end-row="24" table:end-table="0"/>
          <office:change-info>
            <dc:creator>Bob Jacobsen</dc:creator>
            <dc:date>2012-11-19T16:55:30</dc:date>
          </office:change-info>
          <table:dependencies>
            <table:dependence table:id="ct115"/>
            <table:dependence table:id="ct-17"/>
            <table:dependence table:id="ct-18"/>
          </table:dependencies>
        </table:movement>
        <table:deletion table:id="ct114" table:type="row" table:position="21" table:table="0" table:multi-deletion-spanned="3">
          <office:change-info>
            <dc:creator>Bob Jacobsen</dc:creator>
            <dc:date>2012-11-19T16:55:42</dc:date>
          </office:change-info>
        </table:deletion>
        <table:deletion table:id="ct115" table:type="row" table:position="21" table:table="0">
          <office:change-info>
            <dc:creator>Bob Jacobsen</dc:creator>
            <dc:date>2012-11-19T16:55:42</dc:date>
          </office:change-info>
          <table:deletions>
            <table:cell-content-deletion>
              <table:cell-address table:column="3" table:row="21" table:table="0"/>
              <table:change-track-table-cell office:value-type="string">
                <text:p>CBUS short-ID equivalent events</text:p>
              </table:change-track-table-cell>
            </table:cell-content-deletion>
            <table:cell-content-deletion>
              <table:cell-address table:column="2" table:row="21" table:table="0"/>
              <table:change-track-table-cell office:value-type="string">
                <text:p>(any)</text:p>
              </table:change-track-table-cell>
            </table:cell-content-deletion>
            <table:change-deletion table:id="ct114"/>
          </table:deletions>
          <table:cut-offs>
            <table:movement-cut-off table:id="ct113" table:start-position="1" table:end-position="0"/>
          </table:cut-offs>
        </table:deletion>
        <table:deletion table:id="ct116" table:type="row" table:position="21" table:table="0">
          <office:change-info>
            <dc:creator>Bob Jacobsen</dc:creator>
            <dc:date>2012-11-19T16:55:42</dc:date>
          </office:change-info>
          <table:deletions>
            <table:change-deletion table:id="ct115"/>
          </table:deletions>
          <table:cut-offs>
            <table:movement-cut-off table:id="ct113" table:start-position="1" table:end-position="0"/>
          </table:cut-offs>
        </table:deletion>
        <table:insertion table:id="ct117" table:type="row" table:position="23" table:table="0">
          <office:change-info>
            <dc:creator>Bob Jacobsen</dc:creator>
            <dc:date>2012-11-19T16:55:48</dc:date>
          </office:change-info>
        </table:insertion>
        <table:insertion table:id="ct118" table:type="row" table:position="25" table:table="0">
          <office:change-info>
            <dc:creator>Bob Jacobsen</dc:creator>
            <dc:date>2012-11-19T16:55:55</dc:date>
          </office:change-info>
        </table:insertion>
        <table:deletion table:id="ct119" table:type="row" table:position="28" table:table="0" table:multi-deletion-spanned="7">
          <office:change-info>
            <dc:creator>Bob Jacobsen</dc:creator>
            <dc:date>2012-11-19T16:56:03</dc:date>
          </office:change-info>
          <table:cut-offs>
            <table:movement-cut-off table:id="ct11" table:start-position="1" table:end-position="0"/>
          </table:cut-offs>
        </table:deletion>
        <table:deletion table:id="ct120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19"/>
          </table:deletions>
          <table:cut-offs>
            <table:movement-cut-off table:id="ct11" table:start-position="1" table:end-position="0"/>
          </table:cut-offs>
        </table:deletion>
        <table:deletion table:id="ct121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0"/>
          </table:deletions>
          <table:cut-offs>
            <table:movement-cut-off table:id="ct11" table:start-position="1" table:end-position="0"/>
          </table:cut-offs>
        </table:deletion>
        <table:deletion table:id="ct122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1"/>
          </table:deletions>
          <table:cut-offs>
            <table:movement-cut-off table:id="ct11" table:start-position="1" table:end-position="0"/>
          </table:cut-offs>
        </table:deletion>
        <table:deletion table:id="ct123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2"/>
          </table:deletions>
          <table:cut-offs>
            <table:movement-cut-off table:id="ct11" table:start-position="1" table:end-position="0"/>
          </table:cut-offs>
        </table:deletion>
        <table:deletion table:id="ct124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3"/>
          </table:deletions>
          <table:cut-offs>
            <table:movement-cut-off table:id="ct11" table:start-position="1" table:end-position="0"/>
          </table:cut-offs>
        </table:deletion>
        <table:deletion table:id="ct125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4"/>
          </table:deletions>
          <table:cut-offs>
            <table:movement-cut-off table:id="ct11" table:start-position="1" table:end-position="0"/>
          </table:cut-offs>
        </table:deletion>
        <table:cell-content-change table:id="ct126">
          <table:cell-address table:column="0" table:row="32" table:table="0"/>
          <office:change-info>
            <dc:creator>Bob Jacobsen</dc:creator>
            <dc:date>2012-11-19T16:57:28</dc:date>
          </office:change-info>
          <table:previous table:id="ct47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  </table:change-track-table-cell>
          </table:previous>
        </table:cell-content-change>
        <table:insertion table:id="ct127" table:type="row" table:position="29" table:table="0">
          <office:change-info>
            <dc:creator>Bob Jacobsen</dc:creator>
            <dc:date>2013-01-20T03:07:41</dc:date>
          </office:change-info>
          <table:dependencies>
            <table:dependence table:id="ct129"/>
            <table:dependence table:id="ct128"/>
          </table:dependencies>
        </table:insertion>
        <table:cell-content-change table:id="ct128">
          <table:cell-address table:column="0" table:row="29" table:table="0"/>
          <office:change-info>
            <dc:creator>Bob Jacobsen</dc:creator>
            <dc:date>2013-01-20T03:07:49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29" table:table="0"/>
          <office:change-info>
            <dc:creator>Bob Jacobsen</dc:creator>
            <dc:date>2013-01-20T03:08:26</dc:date>
          </office:change-info>
          <table:previous table:id="ct128">
            <table:change-track-table-cell office:value-type="string">
  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130">
          <table:cell-address table:column="0" table:row="3" table:table="0"/>
          <office:change-info>
            <dc:creator>Bob Jacobsen</dc:creator>
            <dc:date>2013-01-20T03:08:55</dc:date>
          </office:change-info>
          <table:previous table:id="ct30">
            <table:change-track-table-cell office:value-type="string">
              <text:p><text:span text:style-name="T1">Well-known Event R</text:span><text:span text:style-name="T2">eserved UID</text:span><text:span text:style-name="T1">*</text:span></text:p>
            </table:change-track-table-cell>
          </table:previous>
        </table:cell-content-change>
        <table:cell-content-change table:id="ct131">
          <table:cell-address table:column="0" table:row="5" table:table="0"/>
          <office:change-info>
            <dc:creator>Bob Jacobsen</dc:creator>
            <dc:date>2013-01-20T03:09:04</dc:date>
          </office:change-info>
          <table:previous table:id="ct3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2">
          <table:cell-address table:column="0" table:row="7" table:table="0"/>
          <office:change-info>
            <dc:creator>Bob Jacobsen</dc:creator>
            <dc:date>2013-01-20T03:09:06</dc:date>
          </office:change-info>
          <table:previous table:id="ct3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3">
          <table:cell-address table:column="1" table:row="7" table:table="0"/>
          <office:change-info>
            <dc:creator>Bob Jacobsen</dc:creator>
            <dc:date>2013-01-20T03:09:15</dc:date>
          </office:change-info>
          <table:previous table:id="ct4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4">
          <table:cell-address table:column="1" table:row="5" table:table="0"/>
          <office:change-info>
            <dc:creator>Bob Jacobsen</dc:creator>
            <dc:date>2013-01-20T03:09:22</dc:date>
          </office:change-info>
          <table:previous table:id="ct4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5">
          <table:cell-address table:column="1" table:row="3" table:table="0"/>
          <office:change-info>
            <dc:creator>Bob Jacobsen</dc:creator>
            <dc:date>2013-01-20T03:09:22</dc:date>
          </office:change-info>
          <table:previous table:id="ct41">
            <table:change-track-table-cell office:value-type="string">
              <text:p>01.01.00.00.00.00</text:p>
            </table:change-track-table-cell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(or Train Prox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n idle DCC-capable Train Proxy (not dedicated to a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n in-use DCC-capable Train Proxy (dedicated to a train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**</text:p>
          </table:table-cell>
          <table:table-cell office:value-type="string">
            <text:p>Reserved for train control back-end protocols, e.g. to command station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Events below here are well-known in the sense that they have a specific definition, but aren't part of the well-known block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Automatically-Routed</text:span><text:span text:style-name="T2"> Event Reserved UID*</text:span><text:span text:style-name="T1">” refers to a unique ID assigned for global fixed events, 01.01.00.00.00.00</text:span></text:p>
          </table:table-cell>
          <table:table-cell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* - “CBUS </text:span><text:span text:style-name="T2">Mapped Event reserved UID</text:span><text:span text:style-name="T1">” refers to an assigned UID range for CBUS-style “short events”, </text:span><text:span text:style-name="T2">01.01.01.00, </text:span><text:span text:style-name="T1">see UID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3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1/19/2013</text:date>, <text:time>19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3-01-19T19:09:50</dc:date>
    <dc:creator>Bob Jacobsen</dc:creator>
    <meta:editing-duration>PT12H45M8S</meta:editing-duration>
    <meta:editing-cycles>41</meta:editing-cycles>
    <meta:generator>OpenOffice.org/3.4.1$Unix OpenOffice.org_project/341m1$Build-9593</meta:generator>
    <meta:printed-by>Bob Jacobsen</meta:printed-by>
    <meta:print-date>2010-07-11T14:13:17</meta:print-date>
    <meta:document-statistic meta:table-count="3" meta:cell-count="64" meta:object-count="0"/>
  </office:meta>
</office:document-meta>
</file>